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 New Roman" svg:font-family="'Time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78a42" officeooo:paragraph-rsid="00178a42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8a3b9" officeooo:paragraph-rsid="0018a3b9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text-properties officeooo:rsid="00178a42" officeooo:paragraph-rsid="00178a42"/>
    </style:style>
    <style:style style:name="P5" style:family="paragraph" style:parent-style-name="Standard">
      <style:text-properties fo:color="#000000" fo:font-size="14pt" fo:language="ru" fo:country="RU" officeooo:paragraph-rsid="0018a3b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rsid="0018a3b9" officeooo:paragraph-rsid="0018a3b9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officeooo:paragraph-rsid="0018a3b9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officeooo:paragraph-rsid="0018a3b9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5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14pt" fo:language="ru" fo:country="RU" fo:font-weight="bold" officeooo:paragraph-rsid="0018a3b9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top="0cm" fo:margin-bottom="0cm" loext:contextual-spacing="false" fo:line-height="100%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left="1.249cm" fo:margin-right="-0.002cm" fo:margin-top="0cm" fo:margin-bottom="0cm" loext:contextual-spacing="false" fo:line-height="100%" fo:text-align="end" style:justify-single-word="false" fo:text-indent="1.249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margin-left="1.249cm" fo:margin-right="-0.002cm" fo:margin-top="0cm" fo:margin-bottom="0cm" loext:contextual-spacing="false" fo:line-height="100%" fo:text-align="end" style:justify-single-word="false" fo:text-indent="1.249cm" style:auto-text-indent="false" fo:padding="0cm" fo:border="none"/>
      <style:text-properties style:font-name="Times New Roman" fo:font-size="14pt" fo:language="ru" fo:country="RU" style:text-underline-style="solid" style:text-underline-width="auto" style:text-underline-color="font-color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0cm" fo:margin-right="-0.002cm" fo:margin-top="0cm" fo:margin-bottom="0cm" loext:contextual-spacing="false" fo:line-height="100%" fo:text-align="end" style:justify-single-word="false" fo:text-indent="9.252cm" style:auto-text-indent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left="3.745cm" fo:margin-right="0cm" fo:margin-top="0cm" fo:margin-bottom="0cm" loext:contextual-spacing="false" fo:line-height="100%" fo:text-align="end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left="6.242cm" fo:margin-right="0cm" fo:margin-top="0cm" fo:margin-bottom="0cm" loext:contextual-spacing="false" fo:line-height="100%" fo:text-align="end" style:justify-single-word="false" fo:text-indent="1.249cm" style:auto-text-indent="false" fo:padding="0cm" fo:border="none"/>
      <style:text-properties fo:color="#000000" style:font-name="Times New Roman" fo:font-size="14pt" fo:language="ru" fo:country="RU" style:text-underline-style="solid" style:text-underline-width="auto" style:text-underline-color="font-color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Standard">
      <style:paragraph-properties fo:text-align="start" style:justify-single-word="false"/>
      <style:text-properties officeooo:rsid="0018a3b9" officeooo:paragraph-rsid="0018a3b9"/>
    </style:style>
    <style:style style:name="P28" style:family="paragraph" style:parent-style-name="Standard">
      <style:paragraph-properties fo:line-height="115%" fo:text-align="justify" style:justify-single-word="false"/>
      <style:text-properties officeooo:rsid="0018a3b9" officeooo:paragraph-rsid="001d0728"/>
    </style:style>
    <style:style style:name="P29" style:family="paragraph" style:parent-style-name="Standard" style:list-style-name="WWNum1">
      <style:paragraph-properties fo:line-height="115%" fo:text-align="justify" style:justify-single-word="false"/>
      <style:text-properties officeooo:paragraph-rsid="001d0728"/>
    </style:style>
    <style:style style:name="P30" style:family="paragraph" style:parent-style-name="Standard">
      <style:paragraph-properties fo:line-height="115%" fo:text-align="justify" style:justify-single-word="false"/>
      <style:text-properties officeooo:paragraph-rsid="001d0728"/>
    </style:style>
    <style:style style:name="P31" style:family="paragraph" style:parent-style-name="Standard" style:list-style-name="WWNum2">
      <style:paragraph-properties fo:line-height="115%" fo:text-align="justify" style:justify-single-word="false" fo:orphans="2" fo:widows="2"/>
      <style:text-properties officeooo:paragraph-rsid="001d0728"/>
    </style:style>
    <style:style style:name="P32" style:family="paragraph" style:parent-style-name="Standard" style:list-style-name="L2">
      <style:text-properties officeooo:paragraph-rsid="002ab411"/>
    </style:style>
    <style:style style:name="P33" style:family="paragraph" style:parent-style-name="Standard">
      <style:paragraph-properties fo:text-align="start" style:justify-single-word="false"/>
      <style:text-properties officeooo:rsid="00251653" officeooo:paragraph-rsid="00251653"/>
    </style:style>
    <style:style style:name="P34" style:family="paragraph" style:parent-style-name="Standard" style:list-style-name="L3">
      <style:paragraph-properties fo:text-align="start" style:justify-single-word="false"/>
      <style:text-properties officeooo:rsid="00251653" officeooo:paragraph-rsid="00251653"/>
    </style:style>
    <style:style style:name="P35" style:family="paragraph" style:parent-style-name="Standard" style:list-style-name="L3">
      <style:paragraph-properties fo:text-align="start" style:justify-single-word="false"/>
      <style:text-properties officeooo:rsid="00251653" officeooo:paragraph-rsid="00263229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251653" officeooo:paragraph-rsid="0027cf6b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251653" officeooo:paragraph-rsid="002ab411"/>
    </style:style>
    <style:style style:name="P38" style:family="paragraph" style:parent-style-name="Standard" style:list-style-name="L4">
      <style:paragraph-properties fo:text-align="start" style:justify-single-word="false"/>
      <style:text-properties officeooo:rsid="008cc17b" officeooo:paragraph-rsid="00291a4b"/>
    </style:style>
    <style:style style:name="P39" style:family="paragraph" style:parent-style-name="Standard">
      <style:paragraph-properties fo:text-align="start" style:justify-single-word="false"/>
      <style:text-properties officeooo:rsid="00845fe9" officeooo:paragraph-rsid="00291a4b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officeooo:paragraph-rsid="001d0728"/>
    </style:style>
    <style:style style:name="P41" style:family="paragraph" style:parent-style-name="Standard">
      <style:paragraph-properties fo:margin-left="0cm" fo:margin-right="0cm" fo:line-height="115%" fo:text-align="justify" style:justify-single-word="false" fo:text-indent="0.951cm" style:auto-text-indent="false" fo:break-before="page"/>
      <style:text-properties officeooo:paragraph-rsid="001d0728"/>
    </style:style>
    <style:style style:name="P42" style:family="paragraph" style:parent-style-name="Standard">
      <style:paragraph-properties fo:margin-left="0cm" fo:margin-right="0cm" fo:line-height="115%" fo:text-align="justify" style:justify-single-word="false" fo:text-indent="0.953cm" style:auto-text-indent="false"/>
      <style:text-properties officeooo:paragraph-rsid="001d0728"/>
    </style:style>
    <style:style style:name="P43" style:family="paragraph" style:parent-style-name="Heading_20_2">
      <style:paragraph-properties fo:text-align="center" style:justify-single-word="false"/>
    </style:style>
    <style:style style:name="P44" style:family="paragraph" style:parent-style-name="Heading_20_1">
      <style:paragraph-properties fo:text-align="center" style:justify-single-word="false"/>
    </style:style>
    <style:style style:name="P45" style:family="paragraph" style:parent-style-name="Heading_20_1" style:list-style-name="">
      <style:paragraph-properties fo:text-align="center" style:justify-single-word="false"/>
    </style:style>
    <style:style style:name="P46" style:family="paragraph" style:parent-style-name="Heading_20_1">
      <style:paragraph-properties fo:text-align="center" style:justify-single-word="false"/>
      <style:text-properties officeooo:rsid="002358ae" officeooo:paragraph-rsid="002358ae"/>
    </style:style>
    <style:style style:name="P47" style:family="paragraph" style:parent-style-name="Heading_20_1">
      <style:paragraph-properties fo:text-align="center" style:justify-single-word="false" fo:break-before="page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normal">
      <style:paragraph-properties fo:margin-left="0cm" fo:margin-right="0cm" fo:line-height="150%" fo:text-align="start" style:justify-single-word="false" fo:text-indent="1.251cm" style:auto-text-indent="false" fo:padding="0cm" fo:border="none"/>
      <style:text-properties officeooo:rsid="0018a3b9" officeooo:paragraph-rsid="001a2cdc"/>
    </style:style>
    <style:style style:name="P52" style:family="paragraph" style:parent-style-name="normal" style:list-style-name="L1">
      <style:paragraph-properties fo:line-height="150%" fo:text-align="start" style:justify-single-word="false" fo:padding="0cm" fo:border="none"/>
      <style:text-properties officeooo:rsid="001a2cdc" officeooo:paragraph-rsid="001a2cdc"/>
    </style:style>
    <style:style style:name="P53" style:family="paragraph" style:parent-style-name="normal" style:list-style-name="L1">
      <style:paragraph-properties fo:line-height="150%" fo:text-align="start" style:justify-single-word="false" fo:padding="0cm" fo:border="none"/>
      <style:text-properties officeooo:rsid="001ef8e4" officeooo:paragraph-rsid="001ef8e4"/>
    </style:style>
    <style:style style:name="P54" style:family="paragraph" style:parent-style-name="normal" style:list-style-name="L1">
      <style:paragraph-properties fo:line-height="150%" fo:text-align="start" style:justify-single-word="false" fo:padding="0cm" fo:border="none"/>
      <style:text-properties officeooo:rsid="00200bc6" officeooo:paragraph-rsid="00200bc6"/>
    </style:style>
    <style:style style:name="T1" style:family="text">
      <style:text-properties style:font-name="Times New Roman" fo:language="en" fo:country="US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style:font-size-asian="14pt" style:font-name-complex="Times New Roman1" style:font-size-complex="12pt"/>
    </style:style>
    <style:style style:name="T6" style:family="text">
      <style:text-properties fo:color="#000000" style:font-name="Times New Roman" fo:font-size="14pt" fo:language="ru" fo:country="RU" officeooo:rsid="001a2cdc" style:font-size-asian="14pt" style:font-name-complex="Times New Roman1" style:font-size-complex="12pt"/>
    </style:style>
    <style:style style:name="T7" style:family="text">
      <style:text-properties fo:color="#000000"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fo:color="#000000" style:font-name="Times New Roman" fo:font-size="12pt" fo:language="ru" fo:country="RU" fo:font-weight="bold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9" style:family="text">
      <style:text-properties fo:color="#000000" style:font-name="Times New Roman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0" style:family="text">
      <style:text-properties style:font-name="Time New Roman" fo:font-size="12pt" style:font-size-asian="12pt" style:font-size-complex="12pt"/>
    </style:style>
    <style:style style:name="T11" style:family="text">
      <style:text-properties style:font-name="Time New Roman" fo:font-size="12pt" officeooo:rsid="001d0728" style:font-size-asian="12pt" style:font-size-complex="12pt"/>
    </style:style>
    <style:style style:name="T12" style:family="text">
      <style:text-properties style:font-name="Time New Roman" fo:font-size="12pt" style:font-size-asian="12pt" style:font-name-complex="F" style:font-size-complex="12pt"/>
    </style:style>
    <style:style style:name="T13" style:family="text">
      <style:text-properties style:font-name="Time New Roman" fo:font-size="12pt" fo:language="en" fo:country="US" style:font-size-asian="12pt" style:font-size-complex="12pt"/>
    </style:style>
    <style:style style:name="T14" style:family="text">
      <style:text-properties style:font-name="Time New Roman" fo:font-size="12pt" fo:language="en" fo:country="US" fo:font-weight="normal" style:font-size-asian="12pt" style:font-weight-asian="normal" style:font-name-complex="F" style:font-size-complex="12pt" style:font-weight-complex="normal"/>
    </style:style>
    <style:style style:name="T15" style:family="text">
      <style:text-properties style:font-name="Time New Roman" fo:font-size="12pt" fo:font-weight="normal" style:font-size-asian="12pt" style:font-weight-asian="normal" style:font-name-complex="F" style:font-size-complex="12pt" style:font-weight-complex="normal"/>
    </style:style>
    <style:style style:name="T16" style:family="text">
      <style:text-properties style:font-name="Time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 New Roman" fo:font-size="12pt" fo:font-weight="normal" style:font-name-asian="F" style:font-size-asian="12pt" style:font-weight-asian="normal" style:font-name-complex="F" style:font-size-complex="12pt" style:font-weight-complex="normal"/>
    </style:style>
    <style:style style:name="T18" style:family="text">
      <style:text-properties style:font-name="Time New Roman" fo:font-size="12pt" fo:font-weight="bold" style:font-size-asian="12pt" style:font-weight-asian="bold" style:font-size-complex="12pt"/>
    </style:style>
    <style:style style:name="T19" style:family="text">
      <style:text-properties officeooo:rsid="00251653"/>
    </style:style>
    <style:style style:name="T20" style:family="text">
      <style:text-properties officeooo:rsid="00921833"/>
    </style:style>
    <style:style style:name="T21" style:family="text">
      <style:text-properties officeooo:rsid="00930c05"/>
    </style:style>
    <style:style style:name="T22" style:family="text">
      <style:text-properties officeooo:rsid="00852ee3"/>
    </style:style>
    <style:style style:name="T23" style:family="text">
      <style:text-properties officeooo:rsid="008663fc"/>
    </style:style>
    <style:style style:name="T24" style:family="text">
      <style:text-properties officeooo:rsid="00911694"/>
    </style:style>
    <style:style style:name="T25" style:family="text">
      <style:text-properties officeooo:rsid="002b563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И НАУКИ РОССИЙСКОЙ ФЕДЕРАЦИИ</text:p>
      <text:p text:style-name="P16">ФЕДЕРАЛЬНОЕ ГОСУДАРСТВЕННОЕ БЮДЖЕТНОЕ ОБРАЗОВАТЕЛЬНОЕ </text:p>
      <text:p text:style-name="P16">УЧРЕЖДЕНИЕ ВЫСШЕГО ОБРАЗОВАНИЯ </text:p>
      <text:p text:style-name="P16">«ПОВОЛЖСКИЙ ГОСУДАРСТВЕННЫЙ ТЕХНОЛОГИЧЕСКИЙ УНИВЕРСИТЕТ»</text:p>
      <text:p text:style-name="P8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ОТЧЕТ </text:p>
      <text:p text:style-name="P9"><text:span text:style-name="T3">по </text:span><text:span text:style-name="T4">______________научно-исследовательской работе</text:span><text:span text:style-name="T3">______________ </text:span></text:p>
      <text:p text:style-name="P20">(вид практики, тип практики)</text:p>
      <text:p text:style-name="P9"><text:span text:style-name="T3">в ____</text:span><text:span text:style-name="T4">ПГТУ, каф. ИиСП</text:span><text:span text:style-name="T3">_________________________________</text:span></text:p>
      <text:p text:style-name="P20">(наименование профильной организации)</text:p>
      <text:p text:style-name="P13"/>
      <text:p text:style-name="P13"/>
      <text:p text:style-name="P13"/>
      <text:p text:style-name="P10"><text:span text:style-name="T8">Тип практики</text:span><text:span text:style-name="T7"> </text:span><text:span text:style-name="T9">____НИР</text:span><text:span text:style-name="T7">______________________________________________</text:span></text:p>
      <text:p text:style-name="P10"><text:span text:style-name="T8">Сроки практики</text:span><text:span text:style-name="T9">____. <text:s text:c="4"/>.2018 – <text:s text:c="5"/>. <text:s text:c="5"/>.2018_____________________________</text:span></text:p>
      <text:p text:style-name="P11"/>
      <text:p text:style-name="P12"/>
      <text:p text:style-name="P12"/>
      <text:p text:style-name="P12"/>
      <text:p text:style-name="P14"/>
      <text:p text:style-name="P21">Выполнил обучающийся <text:s/>гр. ПСм-11 <text:s/></text:p>
      <text:p text:style-name="P22">Колчин И. А.</text:p>
      <text:p text:style-name="P23">(Ф.И.О.)</text:p>
      <text:p text:style-name="P12"/>
      <text:p text:style-name="P14"/>
      <text:p text:style-name="P24">Руководитель практики от ПГТУ <text:s/></text:p>
      <text:p text:style-name="P25">Морозов М.Н., к.т.н., проф.,</text:p>
      <text:p text:style-name="P26"><text:bookmark text:name="_gjdgxs"/><text:s text:c="16"/>(должность, Ф.И.О., подпись)</text:p>
      <text:p text:style-name="P14"/>
      <text:p text:style-name="P14"/>
      <text:p text:style-name="P12">Дата защиты _____________________</text:p>
      <text:p text:style-name="P12"/>
      <text:p text:style-name="P12">Оценка <text:s/>_________________________</text:p>
      <text:p text:style-name="P12"/>
      <text:p text:style-name="P12"/>
      <text:p text:style-name="P19">Йошкар-Ола</text:p>
      <text:p text:style-name="P19">2018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0">Содержание</text:p>
          </text:index-title>
          <text:p text:style-name="P49"><text:a xlink:type="simple" xlink:href="#__RefHeading___Toc30025_3354505249" text:style-name="Index_20_Link" text:visited-style-name="Index_20_Link">Постановка задачи<text:tab/>3</text:a></text:p>
          <text:p text:style-name="P49"><text:a xlink:type="simple" xlink:href="#__RefHeading___Toc30027_3354505249" text:style-name="Index_20_Link" text:visited-style-name="Index_20_Link">Актуальность<text:tab/>4</text:a></text:p>
          <text:p text:style-name="P48"><text:a xlink:type="simple" xlink:href="#__RefHeading___Toc30029_3354505249" text:style-name="Index_20_Link" text:visited-style-name="Index_20_Link">Почему этим нужно заниматься<text:tab/>4</text:a></text:p>
          <text:p text:style-name="P48"><text:a xlink:type="simple" xlink:href="#__RefHeading___Toc30031_3354505249" text:style-name="Index_20_Link" text:visited-style-name="Index_20_Link">Кто занимался исследованиями в данной области<text:tab/>4</text:a></text:p>
          <text:p text:style-name="P48"><text:a xlink:type="simple" xlink:href="#__RefHeading___Toc30033_3354505249" text:style-name="Index_20_Link" text:visited-style-name="Index_20_Link">Недостатки существующих решений и предлагаемые решения<text:tab/>5</text:a></text:p>
          <text:p text:style-name="P49"><text:a xlink:type="simple" xlink:href="#__RefHeading___Toc1265_1102303937" text:style-name="Index_20_Link" text:visited-style-name="Index_20_Link">Цель и задачи<text:tab/>6</text:a></text:p>
          <text:p text:style-name="P49"><text:a xlink:type="simple" xlink:href="#__RefHeading___Toc1267_1102303937" text:style-name="Index_20_Link" text:visited-style-name="Index_20_Link">Объект и предмет исследования<text:tab/>6</text:a></text:p>
          <text:p text:style-name="P49"><text:a xlink:type="simple" xlink:href="#__RefHeading___Toc1269_1102303937" text:style-name="Index_20_Link" text:visited-style-name="Index_20_Link">Новизна и практическая значимость<text:tab/>6</text:a></text:p>
          <text:p text:style-name="P49"><text:a xlink:type="simple" xlink:href="#__RefHeading___Toc30035_3354505249" text:style-name="Index_20_Link" text:visited-style-name="Index_20_Link">Обзор источников<text:tab/>7</text:a></text:p>
          <text:p text:style-name="P48"><text:a xlink:type="simple" xlink:href="#__RefHeading___Toc30037_3354505249" text:style-name="Index_20_Link" text:visited-style-name="Index_20_Link">Deep RTS<text:tab/>7</text:a></text:p>
          <text:p text:style-name="P49"><text:a xlink:type="simple" xlink:href="#__RefHeading___Toc30039_3354505249" text:style-name="Index_20_Link" text:visited-style-name="Index_20_Link">Список литературы<text:tab/>8</text:a></text:p>
        </text:index-body>
      </text:table-of-content>
      <text:h text:style-name="P45" text:outline-level="1"/>
      <text:h text:style-name="P47" text:outline-level="1"><text:bookmark-start text:name="__RefHeading___Toc30025_3354505249"/>Постановка задачи<text:bookmark-end text:name="__RefHeading___Toc30025_3354505249"/></text:h>
      <text:p text:style-name="P51"><text:span text:style-name="T5">В рамках НИР нужно было </text:span><text:span text:style-name="T6">начать работу над дипломом. Для этого нужно выполнить следующие задачи:</text:span></text:p>
      <text:list xml:id="list1434086046" text:style-name="L1">
        <text:list-item>
          <text:p text:style-name="P52"><text:span text:style-name="T5">Найти источники информации по теме диплома(статьи, дипломы, диссертации и т. д.)</text:span></text:p>
        </text:list-item>
        <text:list-item>
          <text:p text:style-name="P52"><text:span text:style-name="T5">Проанализировать найденные источники</text:span></text:p>
        </text:list-item>
        <text:list-item>
          <text:p text:style-name="P52"><text:span text:style-name="T5">Составить обзор на наиболее полезный источник</text:span></text:p>
        </text:list-item>
        <text:list-item>
          <text:p text:style-name="P53"><text:span text:style-name="T5">Составить общую характеристику работы. В неё должна входить: </text:span></text:p>
          <text:list>
            <text:list-item>
              <text:p text:style-name="P54"><text:span text:style-name="T5">Актуальность</text:span></text:p>
            </text:list-item>
            <text:list-item>
              <text:p text:style-name="P54"><text:span text:style-name="T5">Цель</text:span></text:p>
            </text:list-item>
            <text:list-item>
              <text:p text:style-name="P54"><text:span text:style-name="T5">Задачи, которые нужно выполнить для достижения цели</text:span></text:p>
            </text:list-item>
            <text:list-item>
              <text:p text:style-name="P54"><text:span text:style-name="T5">Исследуемая область(объект) и направление в области(предмет)</text:span></text:p>
            </text:list-item>
            <text:list-item>
              <text:p text:style-name="P54"><text:span text:style-name="T5">Научная новизна</text:span></text:p>
            </text:list-item>
            <text:list-item>
              <text:p text:style-name="P54"><text:span text:style-name="T5">Практическая ценность</text:span></text:p>
            </text:list-item>
          </text:list>
        </text:list-item>
      </text:list>
      <text:p text:style-name="P6"/>
      <text:p text:style-name="P2"/>
      <text:h text:style-name="P44" text:outline-level="1"><text:bookmark-start text:name="__RefHeading___Toc30027_3354505249"/>Актуальность<text:bookmark-end text:name="__RefHeading___Toc30027_3354505249"/></text:h>
      <text:h text:style-name="P43" text:outline-level="2"><text:bookmark-start text:name="__RefHeading___Toc30029_3354505249"/>Почему этим нужно заниматься<text:bookmark-end text:name="__RefHeading___Toc30029_3354505249"/></text:h>
      <text:p text:style-name="P40"><text:span text:style-name="T10">На данный момент существует множество военных стратегий реального времени. И не все из них позволяют моделировать реалистичные или максимально приближенные к реальности битвы, в которых бы учитывались не только особенности рельефа и различных видов войск, но и другие факторы, такие как запасы еды, топлива, пути снабжения, погодные условия, сложность дорожных сетей.</text:span></text:p>
      <text:p text:style-name="P28"><text:span text:style-name="T10"><text:tab/>Ранее студентами ПГТУ была создана игра под названием «</text:span><text:span text:style-name="T13">WarOnMap</text:span><text:span text:style-name="T10">», которая учитывает перечисленные выше факторы. Эта игра позволяет моделировать приближенные к реальности битвы, и кроме этого она является единственной стратегией, которая использует дорожный граф в качестве карты.</text:span></text:p>
      <text:h text:style-name="P43" text:outline-level="2"><text:bookmark-start text:name="__RefHeading___Toc30031_3354505249"/>Кто занимался исследованиями в данной области<text:bookmark-end text:name="__RefHeading___Toc30031_3354505249"/></text:h>
      <text:p text:style-name="P30"><text:span text:style-name="T10"><text:tab/>Представленная игра является стратегией реального времени(англ. real time strategies, сокр. RTS). На данный момент наибольших успехов в применении машинного обучения в RT</text:span><text:span text:style-name="T12">S </text:span><text:span text:style-name="T15">добились: </text:span></text:p>
      <text:list xml:id="list4103492106" text:style-name="WWNum1">
        <text:list-item>
          <text:p text:style-name="P29"><text:span text:style-name="T15">Gabriel Synnaeve, Nantas Nardelli в работе «TorchCraft: a Library for Machine Learning Research on Real-Time Strategy Games». В этой статье говорится о библиотеке TorchCraft, которая позволяет изучать глубокое обучение в стратегиях реального времени, таких как StarCraft: Brood War</text:span><text:span text:style-name="T12">.</text:span><text:span text:style-name="T15">[1]</text:span></text:p>
        </text:list-item>
        <text:list-item>
          <text:p text:style-name="P29"><text:span text:style-name="T10">Javier Villanueva Forner в своей дипломной работе на степень бакалавра «USE OF MACHINE LEARNING TECHNIQUES IN VIDEOGAMES» создал RTS на движке Unity и ИИ для неё.</text:span><text:span text:style-name="T15">[2]</text:span></text:p>
        </text:list-item>
        <text:list-item>
          <text:p text:style-name="P29"><text:span text:style-name="T10">Per-Arne Andersen, Morten Goodwin, Ole-Christoffer Granmo в статье «Deep RTS: A Game Environment for Deep Reinforcement Learning in Real-Time Strategy Games» рассказывается о среде для разработки и тестирования ИИ для игр жанра RTS. Представленная среда является самой новой и более производительной чем прочие(в том числе и </text:span><text:span text:style-name="T15">TorchCraft)[3]</text:span></text:p>
        </text:list-item>
        <text:list-item>
          <text:p text:style-name="P29"><text:span text:style-name="T15">19 янв. 2019 г. компания DeepMind тестировала ИИ «AlphaStar» для игры Starcraft 2 Legacy of the Void. «AlphaStar» играл с двумя игроками профессиональными игроками по 5 матчей с каждым. В результате ИИ обыграл игроков ни разу не проиграв.[4]</text:span></text:p>
        </text:list-item>
      </text:list>
      <text:p text:style-name="P30"><text:span text:style-name="T15"><text:tab/>Эти игры являются военными стратегиями реального времени, и они отличаются от «</text:span><text:span text:style-name="T14">WarOnMap</text:span><text:span text:style-name="T15">» тем, что там необходимо развивать экономику, и наличием видов войск, которых не существует в реальном мире(например, самолёт который может трансформироваться в шагающего робота). Кроме того представленные игры используют карты, </text:span><text:soft-page-break/><text:span text:style-name="T15">представляющие из себя сетку на которой располагаются юниты(боевые единицы). </text:span></text:p>
      <text:h text:style-name="P43" text:outline-level="2"><text:bookmark-start text:name="__RefHeading___Toc30033_3354505249"/>Недостатки существующих решений и предлагаемые решения<text:bookmark-end text:name="__RefHeading___Toc30033_3354505249"/></text:h>
      <text:p text:style-name="P40"><text:span text:style-name="T10">Существующие решения в применении машинного обучения в играх жанра RTS позволяют эффективно управлять армией на картах типа «сетка». Но ни один из существующих ИИ не может работать с дорожным графом. </text:span></text:p>
      <text:p text:style-name="P40"><text:span text:style-name="T10">Чтобы решить выше описанную проблему нужно будет использовать алгоритм Бобкова А. С.</text:span><text:span text:style-name="T11">[5]</text:span><text:span text:style-name="T10"> для быстрого поиска оптимального пути на дорожном графе и создать ИИ, который сможет эффективно управлять армией быстро ориентируясь на дорожном графе.</text:span></text:p>
      <text:p text:style-name="P41"><text:span text:style-name="T10"/></text:p>
      <text:h text:style-name="P44" text:outline-level="1"><text:bookmark-start text:name="__RefHeading___Toc1265_1102303937"/>Цель и задачи<text:bookmark-end text:name="__RefHeading___Toc1265_1102303937"/></text:h>
      <text:p text:style-name="P42"><text:span text:style-name="T18">Целью</text:span><text:span text:style-name="T10"> диссертационной работы является создание нейросетевого ИИ для игры «WarOnMap», который будет хорошо ориентироваться на дорожном графе. <text:s/>Исходя из поставленной цели, в диссертационной работе решаются следующие </text:span><text:span text:style-name="T18">задачи</text:span><text:span text:style-name="T10">:</text:span></text:p>
      <text:list xml:id="list3103298554" text:style-name="WWNum2">
        <text:list-item>
          <text:p text:style-name="P31"><text:span text:style-name="T17">Найти и проанализировать различные технологии машинного обучения.</text:span></text:p>
        </text:list-item>
        <text:list-item>
          <text:p text:style-name="P31"><text:span text:style-name="T17">Выбрать подходящие для решения цели</text:span></text:p>
        </text:list-item>
        <text:list-item>
          <text:p text:style-name="P31"><text:span text:style-name="T17">Добавить в игру возможность игроку играть против ИИ и устраивать соревнования между ИИ. Другими словами создать систему для тестирования и обучения ИИ на представленной игре.</text:span></text:p>
        </text:list-item>
        <text:list-item>
          <text:p text:style-name="P31"><text:span text:style-name="T17">Разработать API для бота</text:span></text:p>
        </text:list-item>
        <text:list-item>
          <text:p text:style-name="P31"><text:span text:style-name="T17">Спроектировать ИИ, который будет использовать ранее выбранные технологии.</text:span></text:p>
        </text:list-item>
        <text:list-item>
          <text:p text:style-name="P31"><text:span text:style-name="T17">Создать ИИ</text:span></text:p>
        </text:list-item>
        <text:list-item>
          <text:p text:style-name="P31"><text:span text:style-name="T17">Обучить ИИ на самом себе или реальных игроках</text:span></text:p>
        </text:list-item>
        <text:list-item>
          <text:p text:style-name="P31"><text:span text:style-name="T17">Протестировать ИИ на реальных игроках</text:span></text:p>
        </text:list-item>
      </text:list>
      <text:h text:style-name="P46" text:outline-level="1"><text:bookmark-start text:name="__RefHeading___Toc1267_1102303937"/>Объект и предмет исследования<text:bookmark-end text:name="__RefHeading___Toc1267_1102303937"/></text:h>
      <text:p text:style-name="P40"><text:span text:style-name="T18">Объектом исследования</text:span><text:span text:style-name="T10"> является машинное обучение.</text:span></text:p>
      <text:p text:style-name="P42"><text:span text:style-name="T18">Предметом исследования</text:span><text:span text:style-name="T10"> является машинное обучение в стратегиях реального времени на дорожном графе.</text:span></text:p>
      <text:h text:style-name="P44" text:outline-level="1"><text:bookmark-start text:name="__RefHeading___Toc1269_1102303937"/>Новизна и практическая значимость<text:bookmark-end text:name="__RefHeading___Toc1269_1102303937"/></text:h>
      <text:p text:style-name="P42"><text:span text:style-name="T18">Новизна</text:span><text:span text:style-name="T10"> исследования </text:span><text:span text:style-name="T12">заключается в созданный ИИ будет ориентироваться на дорожном графе</text:span><text:span text:style-name="T10">.</text:span></text:p>
      <text:p text:style-name="P40"><text:span text:style-name="T18">Практическую ценность работы составляет </text:span><text:span text:style-name="T16">система разработанная для обучения и тестирования различных видов ИИ(основанных не только на технологиях машинного обучения) на дорожных графах</text:span><text:span text:style-name="T10">.</text:span></text:p>
      <text:p text:style-name="P3"/>
      <text:h text:style-name="P44" text:outline-level="1"><text:bookmark-start text:name="__RefHeading___Toc30035_3354505249"/>Обзор источников<text:bookmark-end text:name="__RefHeading___Toc30035_3354505249"/></text:h>
      <text:p text:style-name="P33">Были найдены следующие источники:</text:p>
      <text:list xml:id="list3097626619" text:style-name="L3">
        <text:list-item>
          <text:p text:style-name="P34">Javier Villanueva Forner «USE OF MACHINE LEARNING TECHNIQUES IN VIDEOGAMES»<text:span text:style-name="T25">[1]</text:span></text:p>
        </text:list-item>
        <text:list-item>
          <text:p text:style-name="P34">Per-Arne Andersen, Morten Goodwin, Ole-Christoffer Granmo «Deep RTS: A Game Environment for Deep Reinforcement Learning in Real-Time Strategy Games»<text:span text:style-name="T25">[2]</text:span></text:p>
        </text:list-item>
        <text:list-item>
          <text:p text:style-name="P34">Kun Shao, Yuanheng Zhu, Member, IEEE and Dongbin Zhao, Senior Member «StarCraft Micromanagement with Reinforcement Learning and Curriculum Transfer Learning»<text:span text:style-name="T25">[3]</text:span></text:p>
        </text:list-item>
        <text:list-item>
          <text:p text:style-name="P35">Gabriel Synnaeve, Nantas Nardelli, Alex Auvolat, Soumith Chintala, Timothée Lacroix, Zeming Lin, Florian Richoux, Nicolas Usunier «TorchCraft: a Library for Machine Learning Research on Real-Time Strategy Games»<text:span text:style-name="T25">[4]</text:span></text:p>
        </text:list-item>
        <text:list-item>
          <text:p text:style-name="P36">Hendrik Baier, Peter I. Cowling «Evolutionary MCTS for Multi-Action Adversarial Games»<text:span text:style-name="T25">[6]</text:span></text:p>
        </text:list-item>
      </text:list>
      <text:h text:style-name="P43" text:outline-level="2"><text:bookmark-start text:name="__RefHeading___Toc30037_3354505249"/>Deep RTS<text:bookmark-end text:name="__RefHeading___Toc30037_3354505249"/></text:h>
      <text:p text:style-name="P39"><text:span text:style-name="T20"><text:tab/>В статье обозреваются среды для разработки стратегических ИИ. Все перечисленные среды используют только обучение с подкреплением в качестве основной технологии машинного обучения, так же как и </text:span>Deep RTS<text:span text:style-name="T20">. Кроме этого перечисленные среды работают значительно медленнее чем </text:span>Deep RTS. <text:span text:style-name="T21">Также были рассмотрены успехи машинного обучения и в игре Го, покере, нардах. В них применяли обучение с подкреплением и алгоритм дерева поиска Монте-Карло.</text:span></text:p>
      <text:p text:style-name="P39"><text:tab/>Среда Deep RTS <text:span text:style-name="T22">расчитана на работу с классическими RTS, где нужно строить базу, развивать экономику, создавать армию и атаковать противника. </text:span></text:p>
      <text:p text:style-name="P39"><text:tab/>Deep RTS <text:span text:style-name="T23">имеет несколько стандартных сценариев и конфигурацию для настройки поведения ИИ. Настройки конфигурации влияют на действия ИИ в начальной стадии игры, причём они должны применять сразу же на старте, а не через определённый промежуток времени.</text:span></text:p>
      <text:p text:style-name="P39"><text:span text:style-name="T23"><text:tab/>Среда </text:span>Deep RTS <text:span text:style-name="T24">управляет боевыми единицами, которые делятся на 2 типа: здания(такие как казарма, ратуша) и юниты(рабочие, воины). Поведение юнитов определяется конечным автоматом. После создания юнита, он находится в состоянии ожидания, и из этого состояния он может перейти в нужное игроку или ИИ состояние.</text:span></text:p>
      <text:p text:style-name="P39"><text:tab/>Deep RTS <text:span text:style-name="T20">управляет боевыми единицами с помощью действий, множество которых <text:s/>разделено на 2 абстрактных уровня: </text:span></text:p>
      <text:list xml:id="list4134114831" text:style-name="L4">
        <text:list-item>
          <text:p text:style-name="P38">Первый уровень - это действия, которые непосредственно влияют на среду, например, щелчок правой кнопкой мыши, щелчок левой кнопкой мыши, перемещение влево или выбор юнита. </text:p>
        </text:list-item>
        <text:list-item>
          <text:p text:style-name="P38">Второй уровень абстракции - это действия, объединяющие действия предыдущего уровня, обычно это select-unit → right-click → right-click → move-left. Преимущество этой абстракции состоит в том, что алгоритмы могут фокусироваться на определенных областях внутри игрового состояния и позволяют создавать иерархические модели, каждая из которых специализируется на определённом виде задач(постройка новой базы, оборона, нападение). </text:p>
        </text:list-item>
      </text:list>
      <text:p text:style-name="P7"/>
      <text:p text:style-name="P3"/>
      <text:h text:style-name="P44" text:outline-level="1"><text:bookmark-start text:name="__RefHeading___Toc30039_3354505249"/>Список литературы<text:bookmark-end text:name="__RefHeading___Toc30039_3354505249"/></text:h>
      <text:list xml:id="list2001168106" text:style-name="L2">
        <text:list-item>
          <text:p text:style-name="P32"><text:span text:style-name="T19">Javier Villanueva Forner «USE OF MACHINE LEARNING TECHNIQUES IN VIDEOGAMES»;dissertation is submitted for the bachelor’s degree of </text:span>Video Game Design and Development [Электронный ресурс]// <text:span text:style-name="T1">URL</text:span><text:span text:style-name="T2">: </text:span>https://arxiv.org/abs/1611.00625</text:p>
        </text:list-item>
        <text:list-item>
          <text:p text:style-name="P32"><text:span text:style-name="T19">Per-Arne Andersen, Morten Goodwin, Ole-Christoffer Granmo «Deep RTS: A Game Environment for Deep Reinforcement Learning in Real-Time Strategy Games» </text:span>[Электронный ресурс]// <text:span text:style-name="T1">URL</text:span><text:span text:style-name="T2">: </text:span>http://repositori.uji.es/xmlui/bitstream/handle/10234/175613/MEMORIA_VillanuevaFornerJavier.pdf?sequence=1&amp;isAllowed=y</text:p>
        </text:list-item>
        <text:list-item>
          <text:p text:style-name="P32"><text:span text:style-name="T19">Kun Shao, Yuanheng Zhu, Member, IEEE and Dongbin Zhao, Senior Member «StarCraft Micromanagement with Reinforcement Learning and Curriculum Transfer Learning» </text:span>[Электронный ресурс]// <text:span text:style-name="T1">URL</text:span><text:span text:style-name="T2">: </text:span>https://arxiv.org/abs/1808.05032</text:p>
        </text:list-item>
        <text:list-item>
          <text:p text:style-name="P32"><text:span text:style-name="T19">Gabriel Synnaeve, Nantas Nardelli, Alex Auvolat, Soumith Chintala, Timothée Lacroix, Zeming Lin, Florian Richoux, Nicolas Usunier «TorchCraft: a Library for Machine Learning Research on Real-Time Strategy Games» </text:span>[Электронный ресурс]// <text:span text:style-name="T1">URL</text:span><text:span text:style-name="T2">: </text:span>https://deepmind.com/blog/alphastar-mastering-real-time-strategy-game-starcraft-ii/</text:p>
        </text:list-item>
        <text:list-item>
          <text:p text:style-name="P32">Бобков А. C., Егошин А. В. «ОБЗОР СПОСОБОВ ОПТИМИЗАЦИИ ГРАФА ДОРОЖНОЙ СЕТИ В ЗАДАЧЕ МАРШРУТИЗАЦИИ». [Электронный ресурс]// <text:span text:style-name="T1">URL</text:span><text:span text:style-name="T2">:</text:span><text:a xlink:type="simple" xlink:href="https://science.volgatech.net/upload/documents/conf/np_tm/часть%203.pdf" text:style-name="Internet_20_link" text:visited-style-name="Visited_20_Internet_20_Link">https://science.volgatech.net/upload/documents/conf/np_tm/%D1%87%D0%B0%D1%81%D1%82%D1%8C%203.pdf</text:a></text:p>
        </text:list-item>
        <text:list-item>
          <text:p text:style-name="P37">Hendrik Baier, Peter I. Cowling «Evolutionary MCTS for Multi-Action Adversarial Games»[Электронный ресурс]// <text:span text:style-name="T1">URL</text:span><text:span text:style-name="T2">: https://www.google.com/url?sa=t&amp;rct=j&amp;q=&amp;esrc=s&amp;source=web&amp;cd=1&amp;ved=2ahUKEwjqpb-r-qbgAhWI8ywKHdj5B5YQFjAAegQICRAC&amp;url=https%3A%2F%2Fhendrikbaier.jimdo.com%2Fapp%2Fdownload%2F13604570727%2Fevolutionary%2520mcts%2520for%2520multi-action%2520adversarial%2520games.pdf%3Ft%3D1532703212&amp;usg=AOvVaw3M9xX0AbJl4h5uYAy8GBBh</text:span> </text:p>
        </text:list-item>
      </text:list>
      <text:p text:style-name="P27"/>
      <text:p text:style-name="P1">Тема</text:p>
      <text:p text:style-name="Standard">Актуальность</text:p>
      <text:p text:style-name="P4">Предметная область</text:p>
      <text:p text:style-name="P4">Новая задача == нн </text:p>
      <text:p text:style-name="Standard">Какие решения есть и какие задачи</text:p>
      <text:p text:style-name="Standard">Примеры чужие</text:p>
      <text:p text:style-name="P4">Раскрытие технологии</text:p>
      <text:p text:style-name="Standard">Теория по предметная обл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 New Roman" svg:font-family="'Time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13:33.867914526</meta:creation-date>
    <meta:generator>LibreOffice/6.0.7.3$Linux_X86_64 LibreOffice_project/00m0$Build-3</meta:generator>
    <dc:date>2019-02-06T14:03:14.972965612</dc:date>
    <meta:editing-duration>PT2H15M29S</meta:editing-duration>
    <meta:editing-cycles>16</meta:editing-cycles>
    <meta:document-statistic meta:table-count="0" meta:image-count="0" meta:object-count="0" meta:page-count="9" meta:paragraph-count="105" meta:word-count="1261" meta:character-count="10110" meta:non-whitespace-character-count="8928"/>
  </office:meta>
</office:document-meta>
</file>